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f2c2c" officeooo:paragraph-rsid="000f2c2c" style:font-size-asian="14pt" style:font-weight-asian="bold" style:font-size-complex="16pt" style:font-weight-complex="bold"/>
    </style:style>
    <style:style style:name="P2" style:family="paragraph" style:parent-style-name="Standard">
      <style:paragraph-properties fo:text-align="start" style:justify-single-word="false"/>
      <style:text-properties officeooo:paragraph-rsid="000f2c2c"/>
    </style:style>
    <style:style style:name="P3" style:family="paragraph" style:parent-style-name="Standard">
      <style:paragraph-properties fo:text-align="start" style:justify-single-word="false"/>
      <style:text-properties officeooo:paragraph-rsid="0014226b"/>
    </style:style>
    <style:style style:name="P4" style:family="paragraph" style:parent-style-name="Standard">
      <style:paragraph-properties fo:text-align="start" style:justify-single-word="false"/>
      <style:text-properties fo:font-size="12pt" officeooo:rsid="000f2c2c" officeooo:paragraph-rsid="000f2c2c" style:font-size-asian="12pt" style:font-size-complex="12pt"/>
    </style:style>
    <style:style style:name="P5" style:family="paragraph" style:parent-style-name="Standard">
      <style:paragraph-properties fo:text-align="start" style:justify-single-word="false"/>
      <style:text-properties fo:font-size="12pt" officeooo:rsid="00131f6e" officeooo:paragraph-rsid="00131f6e" style:font-size-asian="12pt" style:font-size-complex="12pt"/>
    </style:style>
    <style:style style:name="P6" style:family="paragraph" style:parent-style-name="Standard">
      <style:paragraph-properties fo:text-align="start" style:justify-single-word="false"/>
      <style:text-properties fo:font-size="12pt" fo:font-weight="bold" officeooo:rsid="0018383e" officeooo:paragraph-rsid="0018383e" style:font-size-asian="12pt" style:font-weight-asian="bold" style:font-size-complex="12pt" style:font-weight-complex="bold"/>
    </style:style>
    <style:style style:name="P7" style:family="paragraph" style:parent-style-name="Standard">
      <style:paragraph-properties fo:text-align="start" style:justify-single-word="false"/>
      <style:text-properties fo:font-size="16pt" fo:font-weight="normal" officeooo:rsid="000f2c2c" officeooo:paragraph-rsid="000f2c2c" style:font-size-asian="14pt" style:font-weight-asian="normal" style:font-size-complex="16pt" style:font-weight-complex="normal"/>
    </style:style>
    <style:style style:name="P8" style:family="paragraph" style:parent-style-name="Standard">
      <style:paragraph-properties fo:text-align="start" style:justify-single-word="false"/>
      <style:text-properties fo:font-size="14pt" fo:font-weight="normal" officeooo:rsid="000f2c2c" officeooo:paragraph-rsid="000f2c2c"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0faca3" officeooo:paragraph-rsid="000faca3"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2pt" fo:font-weight="normal" officeooo:rsid="000f2c2c" officeooo:paragraph-rsid="000f2c2c"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0faca3" officeooo:paragraph-rsid="000faca3"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131f6e" officeooo:paragraph-rsid="00131f6e"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013f814" officeooo:paragraph-rsid="0013f814"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fo:font-size="12pt" fo:font-weight="normal" officeooo:rsid="000f3833" officeooo:paragraph-rsid="000f3833" style:font-size-asian="10.5pt" style:font-weight-asian="normal" style:font-size-complex="12pt" style:font-weight-complex="normal"/>
    </style:style>
    <style:style style:name="P15" style:family="paragraph" style:parent-style-name="Standard" style:list-style-name="L1">
      <style:paragraph-properties fo:text-align="start" style:justify-single-word="false"/>
      <style:text-properties officeooo:paragraph-rsid="00164da0"/>
    </style:style>
    <style:style style:name="T1" style:family="text">
      <style:text-properties fo:font-weight="normal" style:font-weight-asian="normal" style:font-weight-complex="normal"/>
    </style:style>
    <style:style style:name="T2" style:family="text">
      <style:text-properties fo:font-weight="normal" officeooo:rsid="000faca3" style:font-weight-asian="normal" style:font-weight-complex="normal"/>
    </style:style>
    <style:style style:name="T3" style:family="text">
      <style:text-properties fo:font-weight="normal" officeooo:rsid="0013f814" style:font-weight-asian="normal" style:font-weight-complex="normal"/>
    </style:style>
    <style:style style:name="T4" style:family="text">
      <style:text-properties fo:font-weight="normal" officeooo:rsid="0019c446" style:font-weight-asian="normal" style:font-weight-complex="normal"/>
    </style:style>
    <style:style style:name="T5" style:family="text">
      <style:text-properties fo:font-weight="normal" officeooo:rsid="001b284d" style:font-weight-asian="normal" style:font-weight-complex="normal"/>
    </style:style>
    <style:style style:name="T6" style:family="text">
      <style:text-properties fo:font-weight="normal" officeooo:rsid="001c167d" style:font-weight-asian="normal" style:font-weight-complex="normal"/>
    </style:style>
    <style:style style:name="T7" style:family="text">
      <style:text-properties fo:font-size="14pt" fo:font-weight="normal" officeooo:rsid="000f2c2c" style:font-size-asian="12.25pt" style:font-weight-asian="normal" style:font-size-complex="14pt" style:font-weight-complex="normal"/>
    </style:style>
    <style:style style:name="T8" style:family="text">
      <style:text-properties fo:font-size="12pt" fo:font-weight="normal" officeooo:rsid="000f3833" style:font-size-asian="10.5pt" style:font-weight-asian="normal" style:font-size-complex="12pt" style:font-weight-complex="normal"/>
    </style:style>
    <style:style style:name="T9" style:family="text">
      <style:text-properties fo:font-size="12pt" fo:font-weight="normal" officeooo:rsid="00113df0" style:font-size-asian="10.5pt" style:font-weight-asian="normal" style:font-size-complex="12pt" style:font-weight-complex="normal"/>
    </style:style>
    <style:style style:name="T10" style:family="text">
      <style:text-properties fo:font-size="12pt" fo:font-weight="normal" officeooo:rsid="0011f3dc" style:font-size-asian="10.5pt" style:font-weight-asian="normal" style:font-size-complex="12pt" style:font-weight-complex="normal"/>
    </style:style>
    <style:style style:name="T11" style:family="text">
      <style:text-properties fo:font-size="12pt" fo:font-weight="normal" officeooo:rsid="00164da0" style:font-size-asian="10.5pt" style:font-weight-asian="normal" style:font-size-complex="12pt" style:font-weight-complex="normal"/>
    </style:style>
    <style:style style:name="T12" style:family="text">
      <style:text-properties fo:font-size="12pt" fo:font-weight="normal" officeooo:rsid="001736e9" style:font-size-asian="10.5pt" style:font-weight-asian="normal" style:font-size-complex="12pt" style:font-weight-complex="normal"/>
    </style:style>
    <style:style style:name="T13" style:family="text">
      <style:text-properties fo:font-size="12pt" fo:font-weight="normal" officeooo:rsid="000f2c2c" style:font-size-asian="12pt" style:font-weight-asian="normal" style:font-size-complex="12pt" style:font-weight-complex="normal"/>
    </style:style>
    <style:style style:name="T14" style:family="text">
      <style:text-properties fo:font-size="12pt" fo:font-weight="normal" officeooo:rsid="0013f814" style:font-size-asian="12pt" style:font-weight-asian="normal" style:font-size-complex="12pt" style:font-weight-complex="normal"/>
    </style:style>
    <style:style style:name="T15" style:family="text">
      <style:text-properties fo:font-size="12pt" fo:font-weight="normal" officeooo:rsid="0014226b" style:font-size-asian="12pt" style:font-weight-asian="normal" style:font-size-complex="12pt" style:font-weight-complex="normal"/>
    </style:style>
    <style:style style:name="T16" style:family="text">
      <style:text-properties officeooo:rsid="00113df0"/>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projet : <text:span text:style-name="T16">Jeu assemblage de pièces</text:span></text:p>
      <text:p text:style-name="P1">Méthodes de conception</text:p>
      <text:p text:style-name="P7"/>
      <text:p text:style-name="P8">Membres du groupe :</text:p>
      <text:p text:style-name="P2"><text:span text:style-name="T7">- A</text:span><text:span text:style-name="T13">rthur BOCAGE 21806332</text:span></text:p>
      <text:p text:style-name="P10">- Guillaume LETELLIER 21804030</text:p>
      <text:p text:style-name="P10">- Corentin PIERRE 21803752</text:p>
      <text:p text:style-name="P2"><text:span text:style-name="T13">- Alexandre PIGNARD 217</text:span><text:span text:style-name="T7">01890</text:span></text:p>
      <text:p text:style-name="P8"/>
      <text:p text:style-name="P8">Informations utiles à la compréhension du logiciel :</text:p>
      <text:p text:style-name="P4"><text:span text:style-name="T1">L’application que nous avons réalisé respecte le pattern MVC (plutôt M-VC) comme demandé dans le sujet, nous avons essayé d’implémenter des patterns design dès que l’occasion se présentait (plus d’informations dans </text:span><text:span text:style-name="T2">une des</text:span><text:span text:style-name="T1"> partie</text:span><text:span text:style-name="T2">s</text:span><text:span text:style-name="T1"> suivante</text:span><text:span text:style-name="T2">s</text:span><text:span text:style-name="T1">).</text:span></text:p>
      <text:p text:style-name="P11">Au niveau des tests unitaires, il nous a été demandé de ne tester que la partie modèle de l’application. Dans le package ‘piecesPuzzle’, chaque pièce est testée de manière programmée et un test du pattern observer se trouve aussi ici. Dans le package ‘jeuAssemblage.model’, pour les classes de ce package, nous testons les deux mais dans chacun de ses sous-packages, nous ne faisons qu’une classe de test car ses sous-package implémente des pattern factory, ce qui nous permet donc de tester toutes les usines de manière programmée.</text:p>
      <text:p text:style-name="P10"/>
      <text:p text:style-name="P9">Comment jouer au jeu :</text:p>
      <text:p text:style-name="P10">Pour jouer au jeu d’assemblage de pièces, vous devrez tout d’abord choisir entre choisir une ancienne partie et en créer une nouvelle. </text:p>
      <text:p text:style-name="P10">Ensuite, vous devrez sélectionner les pièces avec le clic gauche de votre souris ou mousepad afin de pouvoir visualiser la pièce sélectionnée une fois que le second clic est était réalisé. Vous pourrez bouger les pièces en déplaçant la souris et les tourner avec les touche ‘a’ (- 90°, tourne vers la gauche) et ‘e’, (90°, tourne vers la droite). Si vous ne souhaitez plus effectuer une action sur la pièce, vous pouvez la replacer à son endroit initial avant la sélection avec la touche ‘Echap’. Vous pouvez vous servir du tableau de pièces disponible en bas de l’interface afin de sélectionner une pièce particulière en cliquant seulement sur la ligne souhaitée. Cette action recentre le focus sur la plateau afin de pouvoir effectuer les actions dîtes plus haut.</text:p>
      <text:p text:style-name="P10">Puis, sur le panneau de contrôle se trouvant à droite de l’interface, vous pourrez lancer l’intelligence artificielle jouer à votre place.</text:p>
      <text:p text:style-name="P10">Enfin, sur ce même panneau, une fois que vous souhaitez terminer la partie, vous devez entrer un nom du joueur et ainsi, valider le plateau pour calculer le score. Vous pourrez ensuite enregistrer la configuration initiale, le score, le joueur et le nombre de coups utilisés si le score est meilleur que celui avant (si vous avez choisi de charger une ancienne configuration).</text:p>
      <text:p text:style-name="P6">N.B. :<text:span text:style-name="T1"> l’algorithme d’intelligence artificielle implémentée est </text:span><text:span text:style-name="T4">particulièrement </text:span><text:span text:style-name="T1">long lorsqu’il a beaucoup de pièce</text:span><text:span text:style-name="T5">s </text:span><text:span text:style-name="T1">sur celui-ci </text:span><text:span text:style-name="T6">et lorsqu’il ne reste plus beaucoup de jouer à jouer</text:span><text:span text:style-name="T1">.</text:span></text:p>
      <text:p text:style-name="P10"/>
      <text:p text:style-name="P8">Diagrammes de classes (et de packages) et explications :</text:p>
      <text:p text:style-name="P5"><text:span text:style-name="T1">Voici le diagramme de classes pour le package ‘</text:span><text:span text:style-name="T3">piecesPuzzle</text:span><text:span text:style-name="T1">’ :</text:span></text:p>
      <text:p text:style-name="P12"/>
      <text:p text:style-name="P3"><text:span text:style-name="T14">Voici le diagramme de package pour </text:span><text:span text:style-name="T15">le package</text:span><text:span text:style-name="T14"> ‘jeuAssemblage’ :</text:span></text:p>
      <text:p text:style-name="P13"/>
      <text:p text:style-name="P13">Voici le diagramme de classes pour le package ‘jeuAssemblage.model.arrangements’ :</text:p>
      <text:p text:style-name="P13"/>
      <text:p text:style-name="P13">Voici le diagramme de classes pour le package ‘jeuAssemblage.model.chains’ :</text:p>
      <text:p text:style-name="P13"/>
      <text:p text:style-name="P13">Voici le diagramme de classes pour le package ‘jeuAssemblage.model.pieceFactories’ :</text:p>
      <text:p text:style-name="P13"><text:soft-page-break/></text:p>
      <text:p text:style-name="P13">Voici le diagramme de classes pour le package ‘jeuAssemblage.model.aiAlgorithms’ :</text:p>
      <text:p text:style-name="P10"/>
      <text:p text:style-name="P8">Explication des algorithmes non triviaux implémentés :</text:p>
      <text:list xml:id="list2004616101" text:style-name="L1">
        <text:list-item>
          <text:p text:style-name="P15"><text:span text:style-name="T8">L’intelligence artificielle : nous avons décidé d’implémenter une variante de l’algorithme MinMax, qui permet d’effectuer des actions tout en minisant la perte maximum dans un jeu. Dans le nôtre, il n’y a qu’un joueur et le score doit être minimisé. Nous avons donc adpater l’algorithme pour faire une recherche </text:span><text:span text:style-name="T11">afin de</text:span><text:span text:style-name="T8"> seulement minimiser le score obtenu (but du jeu).<text:line-break/>Nous avons implémenter la variante simplifiée NégaMax (ou </text:span><text:span text:style-name="T11">plutôt</text:span><text:span text:style-name="T8"> NégaMin dans notre cas). À chaque nœud, nous recherchons toutes </text:span><text:span text:style-name="T11">les </text:span><text:span text:style-name="T8">actions possibles pour toutes les pièces et les effectuons </text:span><text:span text:style-name="T9">tout en</text:span><text:span text:style-name="T8"> clonant le plateau </text:span><text:span text:style-name="T9">lors de la réalisation de celles-ci </text:span><text:span text:style-name="T11">uniquement si celle-ci est inférieure ou égale au score de l’état courant du plateau</text:span><text:span text:style-name="T8">. </text:span><text:span text:style-name="T11">L’algorithme ensuite, effectue récursivement une recherche sur les plateaux ayant effectués l’action. </text:span><text:span text:style-name="T12">Il retourne en arrière seulement lorsque </text:span><text:span text:style-name="T8">le jeu </text:span><text:span text:style-name="T12">est</text:span><text:span text:style-name="T8"> soit terminé ou que la profondeur de raisonnement de l’algorithme </text:span><text:span text:style-name="T12">est</text:span><text:span text:style-name="T8"> atteint</text:span><text:span text:style-name="T10">e</text:span><text:span text:style-name="T8">.</text:span></text:p>
        </text:list-item>
        <text:list-item>
          <text:p text:style-name="P14">Rotation des pièces : pour l’implémentation des pièces, afin de ne pas utiliser trop d’espace mémoire, nous avons décidé d’implémenter un algorithme de rotation qui tourne directement les case de la pièce et modifie donc la longueur et la hauteur de la pièce de manière automatique. Cet algorithme n’utilise certes pas la mémoire, mais utilise la capacité de calcul du processeur.</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12-05T14:11:44.264000000</meta:creation-date>
    <dc:date>2020-12-05T18:05:56.875000000</dc:date>
    <meta:editing-duration>PT45M42S</meta:editing-duration>
    <meta:editing-cycles>13</meta:editing-cycles>
    <meta:generator>LibreOffice/7.0.1.2$Windows_X86_64 LibreOffice_project/7cbcfc562f6eb6708b5ff7d7397325de9e764452</meta:generator>
    <meta:document-statistic meta:table-count="0" meta:image-count="0" meta:object-count="0" meta:page-count="2" meta:paragraph-count="26" meta:word-count="711" meta:character-count="4522" meta:non-whitespace-character-count="3838"/>
  </office:meta>
</office:document-meta>
</file>